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0000002F4F350613F109842B8.jpg" manifest:media-type="image/jpeg"/>
  <manifest:file-entry manifest:full-path="Pictures/10000201000003CC000000F3C983A3EA77EF4A1C.png" manifest:media-type="image/png"/>
  <manifest:file-entry manifest:full-path="Pictures/1000000000000A00000007802EF424078769651A.jpg" manifest:media-type="image/jpeg"/>
  <manifest:file-entry manifest:full-path="Pictures/1000000000000A0000000780C4A31C54E08C84C7.jpg" manifest:media-type="image/jpeg"/>
  <manifest:file-entry manifest:full-path="Pictures/100002010000012C0000012C4912D14D253F8C30.png" manifest:media-type="image/png"/>
  <manifest:file-entry manifest:full-path="Pictures/100050E400001F0200001EFECB5E3C07272E1A5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rial Black" svg:font-family="'Arial Black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1" svg:font-family="'Noto Serif CJK SC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  <style:paragraph-properties style:writing-mode="lr-tb"/>
    </style:style>
    <style:style style:name="pr1" style:family="presentation" style:parent-style-name="Predeterminado-title">
      <style:graphic-properties fo:min-height="3.907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1.79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e41e26" loext:opacity="100%" style:font-name="Arial Black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fo:color="#e41e26" loext:opacity="100%" style:font-name="Arial Black" fo:font-size="32pt" fo:font-weight="normal" style:font-size-asian="32pt" style:font-weight-asian="normal" style:font-size-complex="32pt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color="#e41e26" loext:opacity="100%" style:font-name="Arial Black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e41e26" loext:opacity="100%" style:font-name="Arial Black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7.5cm" svg:height="3.907cm" svg:x="0.25cm" svg:y="11.3cm" presentation:class="title" presentation:user-transformed="true">
          <draw:text-box>
            <text:p text:style-name="P1"><text:span text:style-name="T1">TALLER DE ROBÓTICA</text:span><text:span text:style-name="T1"><text:line-break/></text:span><text:span text:style-name="T1">CON ARDUINO</text:span></text:p>
          </draw:text-box>
        </draw:frame>
        <draw:frame draw:style-name="gr1" draw:text-style-name="P3" draw:layer="layout" svg:width="10.393cm" svg:height="10.388cm" svg:x="8.804cm" svg:y="1.047cm">
          <draw:image xlink:href="Pictures/100050E400001F0200001EFECB5E3C07272E1A51.svg" xlink:type="simple" xlink:show="embed" xlink:actuate="onLoad" draw:mime-type="image/svg+xml">
            <text:p/>
          </draw:image>
          <draw:image xlink:href="Pictures/100002010000012C0000012C4912D14D253F8C30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3" draw:layer="layout" svg:width="18.868cm" svg:height="14.151cm" svg:x="4.566cm" svg:y="1.364cm">
          <draw:image xlink:href="Pictures/1000000000000A0000000780C4A31C54E08C84C7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www.automatismos-mdq.com.ar/blog/2021/01/usando-el-protocolo-midi-con-arduino.html" xlink:type="simple" xlink:show="embed" xlink:actuate="onRequest"/>
          </office:event-listeners>
        </draw:frame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PROYECTO INTEGRADO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" draw:text-style-name="P3" draw:layer="layout" svg:width="16.892cm" svg:height="12.669cm" svg:x="5.554cm" svg:y="2.283cm">
          <draw:image xlink:href="Pictures/1000000000000A00000007802EF424078769651A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www.automatismos-mdq.com.ar/blog/2020/12/monitoreo-experimental-de-cultivo-de-hongos.html" xlink:type="simple" xlink:show="embed" xlink:actuate="onRequest"/>
          </office:event-listeners>
        </draw:frame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PROYECTO INTEGRADO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3" draw:layer="layout" svg:width="17.023cm" svg:height="12.767cm" svg:x="5.489cm" svg:y="2.321cm">
          <draw:image xlink:href="Pictures/10000000000003F0000002F4F350613F109842B8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www.automatismos-mdq.com.ar/blog/2020/11/construccion-de-un-sensor-de-humedad-de-suelo.html" xlink:type="simple" xlink:show="embed" xlink:actuate="onRequest"/>
          </office:event-listeners>
        </draw:frame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PROYECTO INTEGRADO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3" draw:text-style-name="P6" draw:layer="layout" svg:width="21.6cm" svg:height="1.792cm" svg:x="1.2cm" svg:y="0.19cm" presentation:class="title" presentation:user-transformed="true">
          <draw:text-box>
            <text:p text:style-name="P5"><text:span text:style-name="T2">CRÉDITOS</text:span></text:p>
          </draw:text-box>
        </draw:frame>
        <draw:frame draw:style-name="gr3" draw:text-style-name="P8" draw:layer="layout" svg:width="25cm" svg:height="2.5cm" svg:x="1.5cm" svg:y="4.3cm">
          <draw:text-box>
            <text:p><text:span text:style-name="T3">Lucas Martín Treser</text:span></text:p>
            <text:p><text:span text:style-name="T4"><text:a xlink:href="mailto:lmtreser@gmail.com" xlink:type="simple">lmtreser@gmail.com</text:a></text:span><text:span text:style-name="T4"><text:s/>– </text:span><text:span text:style-name="T4"><text:a xlink:href="https://www.automatismos-mdq.com.ar/" xlink:type="simple">www.automatismos-mdq.com.ar</text:a></text:span><text:span text:style-name="T4"><text:s/></text:span></text:p>
          </draw:text-box>
        </draw:frame>
        <draw:frame draw:style-name="gr1" draw:text-style-name="P3" draw:layer="layout" svg:width="25.717cm" svg:height="6.428cm" svg:x="1.142cm" svg:y="8.028cm">
          <draw:image xlink:href="Pictures/10000201000003CC000000F3C983A3EA77EF4A1C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creativecommons.org/licenses/by-nc/4.0/deed.es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rial Black" svg:font-family="'Arial Black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erif CJK SC1" svg:font-family="'Noto Serif CJK SC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s" fo:country="ES" style:letter-kerning="true" style:font-name-asian="Noto Sans CJK SC1" style:font-family-asian="'Noto Sans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ListLabel_20_2" style:display-name="ListLabel 2" style:family="graphic">
      <style:paragraph-properties style:text-autospace="none"/>
      <style:text-properties fo:font-weight="normal" style:font-weight-complex="normal"/>
    </style:style>
    <style:style style:name="Índice" style:family="graphic">
      <style:paragraph-properties style:text-autospace="none"/>
      <style:text-properties style:font-name-complex="Lohit Devanagari2" style:font-family-complex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Noto Serif CJK SC1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14pt" style:font-weight-complex="bold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Noto Serif CJK SC1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12pt" style:font-weight-complex="bold"/>
    </style:style>
    <style:style style:name="Muy_20_destacado" style:display-name="Muy destacado" style:family="graphic">
      <style:paragraph-properties style:text-autospace="none"/>
      <style:text-properties fo:font-weight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Caracteres_20_de_20_nota_20_al_20_pie" style:display-name="Caracteres de nota al pie" style:family="graphic">
      <style:paragraph-properties style:text-autospace="none"/>
    </style:style>
    <style:style style:name="Caracteres_20_de_20_nota_20_final" style:display-name="Caracteres de nota final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Destaque_20_mayor" style:display-name="Destaque mayor" style:family="graphic">
      <style:paragraph-properties style:text-autospace="none"/>
      <style:text-properties fo:font-weight="bold" style:font-weight-complex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7-19T12:38:29.412554227</meta:creation-date>
    <meta:generator>LibreOffice/7.1.5.2$Linux_X86_64 LibreOffice_project/10$Build-2</meta:generator>
    <dc:date>2021-08-08T19:20:12.184562911</dc:date>
    <meta:editing-duration>P1DT1H11M8S</meta:editing-duration>
    <meta:editing-cycles>688</meta:editing-cycles>
    <meta:document-statistic meta:object-count="42"/>
  </office:meta>
</office:document-meta>
</file>